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43in" style:rel-column-width="8271*"/>
    </style:style>
    <style:style style:name="Table1.B" style:family="table-column">
      <style:table-column-properties style:column-width="2.875in" style:rel-column-width="27206*"/>
    </style:style>
    <style:style style:name="Table1.C" style:family="table-column">
      <style:table-column-properties style:column-width="3.1764in" style:rel-column-width="30058*"/>
    </style:style>
    <style:style style:name="Table1.A1" style:family="table-cell">
      <style:table-cell-properties fo:padding="0in" fo:border="none" style:writing-mode="page"/>
    </style:style>
    <style:style style:name="P1" style:family="paragraph" style:parent-style-name="Standard">
      <style:paragraph-properties fo:text-align="start" style:justify-single-word="false"/>
      <style:text-properties style:font-name="Liberation Serif" officeooo:rsid="0009b4c0" officeooo:paragraph-rsid="0009b4c0"/>
    </style:style>
    <style:style style:name="P2" style:family="paragraph" style:parent-style-name="Standard">
      <style:paragraph-properties fo:text-align="center" style:justify-single-word="false"/>
      <style:text-properties style:font-name="Liberation Serif" fo:font-size="14pt" fo:font-weight="bold" officeooo:rsid="0009b4c0" officeooo:paragraph-rsid="0009b4c0"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officeooo:rsid="0020f567" officeooo:paragraph-rsid="0020f567"/>
    </style:style>
    <style:style style:name="P4" style:family="paragraph" style:parent-style-name="Standard">
      <style:paragraph-properties fo:text-align="start" style:justify-single-word="false"/>
      <style:text-properties style:font-name="Liberation Serif" officeooo:rsid="0042b487" officeooo:paragraph-rsid="0042b487"/>
    </style:style>
    <style:style style:name="P5" style:family="paragraph" style:parent-style-name="Standard">
      <style:paragraph-properties fo:text-align="start" style:justify-single-word="false"/>
      <style:text-properties style:font-name="Liberation Serif" officeooo:rsid="00450748" officeooo:paragraph-rsid="00450748"/>
    </style:style>
    <style:style style:name="P6" style:family="paragraph" style:parent-style-name="Standard">
      <style:paragraph-properties fo:text-align="start" style:justify-single-word="false"/>
      <style:text-properties style:font-name="Liberation Serif" officeooo:rsid="005239a4" officeooo:paragraph-rsid="00598f06"/>
    </style:style>
    <style:style style:name="P7" style:family="paragraph" style:parent-style-name="Standard">
      <style:paragraph-properties fo:text-align="start" style:justify-single-word="false"/>
      <style:text-properties style:font-name="Liberation Serif" officeooo:rsid="0062e759" officeooo:paragraph-rsid="0062e759"/>
    </style:style>
    <style:style style:name="P8" style:family="paragraph" style:parent-style-name="Standard">
      <style:paragraph-properties fo:text-align="start" style:justify-single-word="false"/>
      <style:text-properties style:font-name="Liberation Serif" officeooo:rsid="0066abd5" officeooo:paragraph-rsid="0066abd5"/>
    </style:style>
    <style:style style:name="P9" style:family="paragraph" style:parent-style-name="Table_20_Contents">
      <style:paragraph-properties fo:text-align="start" style:justify-single-word="false"/>
      <style:text-properties style:font-name="Liberation Serif"/>
    </style:style>
    <style:style style:name="P10" style:family="paragraph" style:parent-style-name="Table_20_Contents">
      <style:paragraph-properties fo:text-align="start" style:justify-single-word="false"/>
      <style:text-properties style:font-name="Liberation Serif" officeooo:rsid="002bf2de" officeooo:paragraph-rsid="002bf2de"/>
    </style:style>
    <style:style style:name="P11" style:family="paragraph" style:parent-style-name="Table_20_Contents">
      <style:paragraph-properties fo:text-align="start" style:justify-single-word="false"/>
      <style:text-properties style:font-name="Liberation Serif" officeooo:rsid="002ea248" officeooo:paragraph-rsid="002ea248"/>
    </style:style>
    <style:style style:name="P12" style:family="paragraph" style:parent-style-name="Table_20_Contents">
      <style:paragraph-properties fo:text-align="start" style:justify-single-word="false"/>
      <style:text-properties style:font-name="Liberation Serif" fo:font-weight="bold" officeooo:rsid="0029cc14" officeooo:paragraph-rsid="0029cc14" style:font-weight-asian="bold" style:font-weight-complex="bold"/>
    </style:style>
    <style:style style:name="P13" style:family="paragraph" style:parent-style-name="Table_20_Contents">
      <style:paragraph-properties fo:text-align="start" style:justify-single-word="false"/>
      <style:text-properties style:font-name="Liberation Serif" fo:font-weight="bold" officeooo:rsid="0029cc14" officeooo:paragraph-rsid="00357d27" style:font-weight-asian="bold" style:font-weight-complex="bold"/>
    </style:style>
    <style:style style:name="P14" style:family="paragraph" style:parent-style-name="Table_20_Contents">
      <style:paragraph-properties fo:text-align="start" style:justify-single-word="false"/>
      <style:text-properties style:font-name="Liberation Serif" officeooo:rsid="00357d27" officeooo:paragraph-rsid="00357d27"/>
    </style:style>
    <style:style style:name="P15" style:family="paragraph" style:parent-style-name="Table_20_Contents">
      <style:paragraph-properties fo:text-align="start" style:justify-single-word="false"/>
      <style:text-properties style:font-name="Liberation Serif" officeooo:rsid="003dade0" officeooo:paragraph-rsid="003dade0"/>
    </style:style>
    <style:style style:name="P16" style:family="paragraph" style:parent-style-name="Standard">
      <style:paragraph-properties fo:text-align="start" style:justify-single-word="false"/>
      <style:text-properties style:font-name="Liberation Serif" officeooo:rsid="0020f567" officeooo:paragraph-rsid="006d1664"/>
    </style:style>
    <style:style style:name="P17" style:family="paragraph" style:parent-style-name="Standard">
      <style:paragraph-properties fo:text-align="start" style:justify-single-word="false"/>
      <style:text-properties style:font-name="Liberation Serif" officeooo:rsid="0009b4c0" officeooo:paragraph-rsid="006d1664"/>
    </style:style>
    <style:style style:name="P18" style:family="paragraph" style:parent-style-name="Standard">
      <style:paragraph-properties fo:text-align="start" style:justify-single-word="false"/>
      <style:text-properties style:font-name="Liberation Serif" officeooo:rsid="005239a4" officeooo:paragraph-rsid="0042b487"/>
    </style:style>
    <style:style style:name="P19" style:family="paragraph" style:parent-style-name="Standard">
      <style:paragraph-properties fo:text-align="start" style:justify-single-word="false"/>
      <style:text-properties style:font-name="Liberation Serif" officeooo:rsid="0066abd5" officeooo:paragraph-rsid="0009b4c0"/>
    </style:style>
    <style:style style:name="T1" style:family="text">
      <style:text-properties officeooo:rsid="000bf9fc"/>
    </style:style>
    <style:style style:name="T2" style:family="text">
      <style:text-properties officeooo:rsid="000f644c"/>
    </style:style>
    <style:style style:name="T3" style:family="text">
      <style:text-properties officeooo:rsid="0017aeb8"/>
    </style:style>
    <style:style style:name="T4" style:family="text">
      <style:text-properties officeooo:rsid="0018b902"/>
    </style:style>
    <style:style style:name="T5" style:family="text">
      <style:text-properties officeooo:rsid="0018f0e9"/>
    </style:style>
    <style:style style:name="T6" style:family="text">
      <style:text-properties officeooo:rsid="0019d49f"/>
    </style:style>
    <style:style style:name="T7" style:family="text">
      <style:text-properties officeooo:rsid="001b48d2"/>
    </style:style>
    <style:style style:name="T8" style:family="text">
      <style:text-properties officeooo:rsid="001dff0c"/>
    </style:style>
    <style:style style:name="T9" style:family="text">
      <style:text-properties fo:font-style="italic" style:font-style-asian="italic" style:font-style-complex="italic"/>
    </style:style>
    <style:style style:name="T10" style:family="text">
      <style:text-properties fo:font-style="italic" officeooo:rsid="00223ab7" style:font-style-asian="italic" style:font-style-complex="italic"/>
    </style:style>
    <style:style style:name="T11" style:family="text">
      <style:text-properties fo:font-style="italic" officeooo:rsid="007ead35" style:font-style-asian="italic" style:font-style-complex="italic"/>
    </style:style>
    <style:style style:name="T12" style:family="text">
      <style:text-properties fo:font-style="italic" officeooo:rsid="007faf3d" style:font-style-asian="italic" style:font-style-complex="italic"/>
    </style:style>
    <style:style style:name="T13" style:family="text">
      <style:text-properties officeooo:rsid="00223ab7"/>
    </style:style>
    <style:style style:name="T14" style:family="text">
      <style:text-properties fo:font-style="normal" officeooo:rsid="00223ab7" style:font-style-asian="normal" style:font-style-complex="normal"/>
    </style:style>
    <style:style style:name="T15" style:family="text">
      <style:text-properties officeooo:rsid="0029cc14"/>
    </style:style>
    <style:style style:name="T16" style:family="text">
      <style:text-properties officeooo:rsid="00302a68"/>
    </style:style>
    <style:style style:name="T17" style:family="text">
      <style:text-properties officeooo:rsid="00357d27"/>
    </style:style>
    <style:style style:name="T18" style:family="text">
      <style:text-properties officeooo:rsid="0048f3d1"/>
    </style:style>
    <style:style style:name="T19" style:family="text">
      <style:text-properties officeooo:rsid="004e5874"/>
    </style:style>
    <style:style style:name="T20" style:family="text">
      <style:text-properties officeooo:rsid="005551c0"/>
    </style:style>
    <style:style style:name="T21" style:family="text">
      <style:text-properties officeooo:rsid="0057b8ec"/>
    </style:style>
    <style:style style:name="T22" style:family="text">
      <style:text-properties officeooo:rsid="0066abd5"/>
    </style:style>
    <style:style style:name="T23" style:family="text">
      <style:text-properties officeooo:rsid="0068cca6"/>
    </style:style>
    <style:style style:name="T24" style:family="text">
      <style:text-properties officeooo:rsid="006c0990"/>
    </style:style>
    <style:style style:name="T25" style:family="text">
      <style:text-properties officeooo:rsid="006d464c"/>
    </style:style>
    <style:style style:name="T26" style:family="text">
      <style:text-properties officeooo:rsid="006eaee0"/>
    </style:style>
    <style:style style:name="T27" style:family="text">
      <style:text-properties officeooo:rsid="0072345a"/>
    </style:style>
    <style:style style:name="T28" style:family="text">
      <style:text-properties officeooo:rsid="007ead35"/>
    </style:style>
    <style:style style:name="T29" style:family="text">
      <style:text-properties officeooo:rsid="007faf3d"/>
    </style:style>
    <style:style style:name="T30" style:family="text">
      <style:text-properties officeooo:rsid="00836117"/>
    </style:style>
    <style:style style:name="T31" style:family="text">
      <style:text-properties officeooo:rsid="008a8a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6375 Project 4 Part-1 <text:span text:style-name="T1">Report</text:span></text:p>
      <text:p text:style-name="P2">sxj220028</text:p>
      <text:p text:style-name="P1"/>
      <text:p text:style-name="P1"/>
      <text:p text:style-name="P1">• Display the images after data compression using K-means clustering for different values of K (2, 5, 10, 15, 20).</text:p>
      <text:p text:style-name="P16">- The output images after running K-means clustering on Koala.jpg and Penguin.jpg are present in the tests directory. The images are run with <text:span text:style-name="T9">k</text:span> in the set {2, 5, 10, 15, 20, 50, 100} and with varying <text:span text:style-name="T9">p</text:span> in the set {1, 2, 3}; the output images are named &lt;Koala/Penguin&gt;-&lt;k&gt;-&lt;p&gt;.jpg. Here <text:span text:style-name="T9">k</text:span> is the usual cluster count in K-means clustering and <text:span text:style-name="T9">p</text:span> is the order of Minkowski distance used to calculate the distance between 2 pixels. As usual, <text:span text:style-name="T9">p=1</text:span> and <text:span text:style-name="T9">p=2</text:span> correspond to Manhattan and Euclidean distance in the 3-dimensional space of Red, Green, and Blue values in the set [0, 255]. I wasn't sure whether to use Manhattan or Euclidean distance to calculate the distance between 2 pixels, thus I tried both and an extra <text:span text:style-name="T9">p=3</text:span> because there are 3 dimensions to color values.</text:p>
      <text:p text:style-name="P16">To calculate the distance between 2 pixels where each is represented by a 32-bit integer value, I first extract the individual RGB components into their respective 8-bit values (using the <text:span text:style-name="T9">Rgb.getRgbIntVal</text:span> <text:span text:style-name="T11">function</text:span>) and then use the Minkowski distance of the order p to calculate distance.</text:p>
      <text:p text:style-name="P16">The K-means clustering implementation works as per the class slides, I first select <text:span text:style-name="T9">k</text:span> random means from the RGB values in the <text:span text:style-name="T9">rgb array</text:span>. Then I assign each pixel in the <text:span text:style-name="T9">rgb array</text:span> to the respective cluster (<text:span text:style-name="T9">clusters </text:span><text:span text:style-name="T12">hashmap</text:span>) based on which <text:span text:style-name="T30">cluster center</text:span> is currently the closest (using the <text:span text:style-name="T9">getClosestClusterCenter</text:span> <text:span text:style-name="T9">function</text:span>). Furthermore, after all the pixels in the rgb array are assigned, I update the cluster center with the average value of the pixels in the cluster (using the <text:span text:style-name="T9">calculateAverageRgbVal</text:span> <text:span text:style-name="T9">function</text:span>).</text:p>
      <text:p text:style-name="P3"/>
      <text:p text:style-name="P1"/>
      <text:p text:style-name="P1"/>
      <text:p text:style-name="P1">• What are the compression ratios for different values of K? Note that you have to repeat the experiment multiple times with different initializations and report the average as well as variance in the compression ratio.</text:p>
      <text:p text:style-name="P1">- </text:p>
      <table:table table:name="Table1" table:style-name="Table1">
        <table:table-column table:style-name="Table1.A"/>
        <table:table-column table:style-name="Table1.B"/>
        <table:table-column table:style-name="Table1.C"/>
        <table:table-row>
          <table:table-cell table:style-name="Table1.A1" office:value-type="string">
            <text:p text:style-name="P12">K-value</text:p>
          </table:table-cell>
          <table:table-cell table:style-name="Table1.A1" office:value-type="string">
            <text:p text:style-name="P13">Koala <text:span text:style-name="T17">[I</text:span><text:span text:style-name="T16">mage size </text:span><text:span text:style-name="T17">(K</text:span><text:span text:style-name="T18">i</text:span><text:span text:style-name="T17">B): </text:span><text:span text:style-name="T16">Avg, </text:span><text:span text:style-name="T17">V</text:span><text:span text:style-name="T16">ariance</text:span><text:span text:style-name="T17">]</text:span></text:p>
          </table:table-cell>
          <table:table-cell table:style-name="Table1.A1" office:value-type="string">
            <text:p text:style-name="P13">Penguin <text:span text:style-name="T17">[I</text:span><text:span text:style-name="T16">mage size </text:span><text:span text:style-name="T17">(K</text:span><text:span text:style-name="T18">i</text:span><text:span text:style-name="T17">B): </text:span><text:span text:style-name="T16">Avg, </text:span><text:span text:style-name="T17">V</text:span><text:span text:style-name="T16">ariance</text:span><text:span text:style-name="T17">]</text:span></text:p>
          </table:table-cell>
        </table:table-row>
        <table:table-row>
          <table:table-cell table:style-name="Table1.A1" office:value-type="string">
            <text:p text:style-name="P11">2</text:p>
          </table:table-cell>
          <table:table-cell table:style-name="Table1.A1" office:value-type="string">
            <text:p text:style-name="P9">94.64, 87.248619</text:p>
          </table:table-cell>
          <table:table-cell table:style-name="Table1.A1" office:value-type="string">
            <text:p text:style-name="P15">55.81, 366.86</text:p>
          </table:table-cell>
        </table:table-row>
        <table:table-row>
          <table:table-cell table:style-name="Table1.A1" office:value-type="string">
            <text:p text:style-name="P11">5</text:p>
          </table:table-cell>
          <table:table-cell table:style-name="Table1.A1" office:value-type="string">
            <text:p text:style-name="P9">171.2226, 9.3107843</text:p>
          </table:table-cell>
          <table:table-cell table:style-name="Table1.A1" office:value-type="string">
            <text:p text:style-name="P9">92.01, 110.781268</text:p>
          </table:table-cell>
        </table:table-row>
        <table:table-row>
          <table:table-cell table:style-name="Table1.A1" office:value-type="string">
            <text:p text:style-name="P11">10</text:p>
          </table:table-cell>
          <table:table-cell table:style-name="Table1.A1" office:value-type="string">
            <text:p text:style-name="P14">165.29, 7.23</text:p>
          </table:table-cell>
          <table:table-cell table:style-name="Table1.A1" office:value-type="string">
            <text:p text:style-name="P9">119.275, 75.151936</text:p>
          </table:table-cell>
        </table:table-row>
        <table:table-row>
          <table:table-cell table:style-name="Table1.A1" office:value-type="string">
            <text:p text:style-name="P11">15</text:p>
          </table:table-cell>
          <table:table-cell table:style-name="Table1.A1" office:value-type="string">
            <text:p text:style-name="P9">162.4553, 1.8578323</text:p>
          </table:table-cell>
          <table:table-cell table:style-name="Table1.A1" office:value-type="string">
            <text:p text:style-name="P9">117.97233, 18.3823563</text:p>
          </table:table-cell>
        </table:table-row>
        <table:table-row>
          <table:table-cell table:style-name="Table1.A1" office:value-type="string">
            <text:p text:style-name="P11">20</text:p>
          </table:table-cell>
          <table:table-cell table:style-name="Table1.A1" office:value-type="string">
            <text:p text:style-name="P9">157.625, 5.3498529</text:p>
          </table:table-cell>
          <table:table-cell table:style-name="Table1.A1" office:value-type="string">
            <text:p text:style-name="P9">119.034, 7.459183</text:p>
          </table:table-cell>
        </table:table-row>
        <table:table-row>
          <table:table-cell table:style-name="Table1.A1" office:value-type="string">
            <text:p text:style-name="P11">50</text:p>
          </table:table-cell>
          <table:table-cell table:style-name="Table1.A1" office:value-type="string">
            <text:p text:style-name="P9">151.6396, 0.0134203</text:p>
          </table:table-cell>
          <table:table-cell table:style-name="Table1.A1" office:value-type="string">
            <text:p text:style-name="P9">115.97, 1.317028</text:p>
          </table:table-cell>
        </table:table-row>
        <table:table-row>
          <table:table-cell table:style-name="Table1.A1" office:value-type="string">
            <text:p text:style-name="P10">100</text:p>
          </table:table-cell>
          <table:table-cell table:style-name="Table1.A1" office:value-type="string">
            <text:p text:style-name="P10">149.44833, 0.144577</text:p>
          </table:table-cell>
          <table:table-cell table:style-name="Table1.A1" office:value-type="string">
            <text:p text:style-name="P10">113.98966, 0.19062433</text:p>
          </table:table-cell>
        </table:table-row>
      </table:table>
      <text:p text:style-name="P18">I have the different files which have the same k but different p as different runs and calculated their average and variance.</text:p>
      <text:p text:style-name="P18"/>
      <text:p text:style-name="P18">Original Image size of Koala.jpg = 762.5KiB</text:p>
      <text:p text:style-name="P18">Original Image size of Penguin.jpg = 759.6KiB</text:p>
      <text:p text:style-name="P18">Average Compression ratio for Koala.jpg (K = {2, 5, 10, 15, 20, 50, 100}): 8.06, 4.45, 4.61, 4.69, 4.83, 5.02, 5.10</text:p>
      <text:p text:style-name="P18">Average Compression ratio for Penguin.jpg (K = {2, 5, 10, 15, 20, 50, 100}): 13.61, 8.25, 6.37, 6.44, 6.38, 6.54, 6.66</text:p>
      <text:p text:style-name="P1"/>
      <text:p text:style-name="P1"><text:soft-page-break/></text:p>
      <text:p text:style-name="P1"/>
      <text:p text:style-name="P1"/>
      <text:p text:style-name="P1">• Is there a tradeoff between image quality and degree of compression. What would be a good value of K for each of the two images?</text:p>
      <text:p text:style-name="P19">- Yes, there seems to be a slight tradeoff but the relation is very unclear, as I’ve noticed that with increasing k value, it is not necessary for the resulting image will increase significantly in size.</text:p>
      <text:p text:style-name="P19">But we can observe that as k increases the quality of the image also increases. Also, the quality seems to stagnate after a high value of K, as we don’t see a huge difference in image quality o<text:span text:style-name="T31">f</text:span> K=20, 50, 100.</text:p>
      <text:p text:style-name="P19">So, overall K=50 or 100 seems to be a good value with respect to image quality and compression.</text:p>
      <text:p text:style-name="P19"/>
      <text:p text:style-name="P19">Note: I observed a slight difference in what colors are highlighted based on the p that we use in the distance calculation. I’m not sure what could be the reason for this, but I think it is an interesting thing to point out. This color difference due to varying p values is more apparent in Penguin.jp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9T18:49:39.577518500</meta:creation-date>
    <dc:date>2023-12-09T21:43:33.754611192</dc:date>
    <meta:editing-duration>PT1H14M30S</meta:editing-duration>
    <meta:editing-cycles>64</meta:editing-cycles>
    <meta:generator>LibreOffice/7.5.8.2$Linux_X86_64 LibreOffice_project/50$Build-2</meta:generator>
    <meta:document-statistic meta:table-count="1" meta:image-count="0" meta:object-count="0" meta:page-count="2" meta:paragraph-count="42" meta:word-count="628" meta:character-count="3669" meta:non-whitespace-character-count="3082"/>
  </office:meta>
</office:document-meta>
</file>